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01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n=4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float" office:value="62">
            <text:p>62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formula="of:=(s/2 - d*15)/2" office:value-type="float" office:value="8">
            <text:p>8</text:p>
          </table:table-cell>
          <table:table-cell table:formula="of:=MOD(s/2;2) + 2*(1-MOD(s/2;2))"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formula="of:=a + d*(CELL(&quot;COL&quot;;[.A5]) + (CELL(&quot;ROW&quot;;[.A5]) - 5)*4 -1)" office:value-type="float" office:value="8">
            <text:p>8</text:p>
          </table:table-cell>
          <table:table-cell table:formula="of:=a + d*(CELL(&quot;COL&quot;;[.B5]) + (CELL(&quot;ROW&quot;;[.B5]) - 5)*4 -1)" office:value-type="float" office:value="9">
            <text:p>9</text:p>
          </table:table-cell>
          <table:table-cell table:formula="of:=a + d*(CELL(&quot;COL&quot;;[.C5]) + (CELL(&quot;ROW&quot;;[.C5]) - 5)*4 -1)" office:value-type="float" office:value="10">
            <text:p>10</text:p>
          </table:table-cell>
          <table:table-cell table:formula="of:=a + d*(CELL(&quot;COL&quot;;[.D5]) + (CELL(&quot;ROW&quot;;[.D5]) - 5)*4 -1)" office:value-type="float" office:value="11">
            <text:p>11</text:p>
          </table:table-cell>
          <table:table-cell/>
          <table:table-cell table:style-name="ce1" table:number-columns-repeated="4"/>
        </table:table-row>
        <table:table-row table:style-name="ro1">
          <table:table-cell table:formula="of:=a + d*(CELL(&quot;COL&quot;;[.A6]) + (CELL(&quot;ROW&quot;;[.A6]) - 5)*4 -1)" office:value-type="float" office:value="12">
            <text:p>12</text:p>
          </table:table-cell>
          <table:table-cell table:formula="of:=a + d*(CELL(&quot;COL&quot;;[.B6]) + (CELL(&quot;ROW&quot;;[.B6]) - 5)*4 -1)" office:value-type="float" office:value="13">
            <text:p>13</text:p>
          </table:table-cell>
          <table:table-cell table:formula="of:=a + d*(CELL(&quot;COL&quot;;[.C6]) + (CELL(&quot;ROW&quot;;[.C6]) - 5)*4 -1)" office:value-type="float" office:value="14">
            <text:p>14</text:p>
          </table:table-cell>
          <table:table-cell table:formula="of:=a + d*(CELL(&quot;COL&quot;;[.D6]) + (CELL(&quot;ROW&quot;;[.D6]) - 5)*4 -1)" office:value-type="float" office:value="15">
            <text:p>15</text:p>
          </table:table-cell>
          <table:table-cell/>
          <table:table-cell table:style-name="ce1" table:number-columns-repeated="4"/>
        </table:table-row>
        <table:table-row table:style-name="ro1">
          <table:table-cell table:formula="of:=a + d*(CELL(&quot;COL&quot;;[.A7]) + (CELL(&quot;ROW&quot;;[.A7]) - 5)*4 -1)" office:value-type="float" office:value="16">
            <text:p>16</text:p>
          </table:table-cell>
          <table:table-cell table:formula="of:=a + d*(CELL(&quot;COL&quot;;[.B7]) + (CELL(&quot;ROW&quot;;[.B7]) - 5)*4 -1)" office:value-type="float" office:value="17">
            <text:p>17</text:p>
          </table:table-cell>
          <table:table-cell table:formula="of:=a + d*(CELL(&quot;COL&quot;;[.C7]) + (CELL(&quot;ROW&quot;;[.C7]) - 5)*4 -1)" office:value-type="float" office:value="18">
            <text:p>18</text:p>
          </table:table-cell>
          <table:table-cell table:formula="of:=a + d*(CELL(&quot;COL&quot;;[.D7]) + (CELL(&quot;ROW&quot;;[.D7]) - 5)*4 -1)" office:value-type="float" office:value="19">
            <text:p>19</text:p>
          </table:table-cell>
          <table:table-cell/>
          <table:table-cell table:style-name="ce1" table:number-columns-repeated="4"/>
        </table:table-row>
        <table:table-row table:style-name="ro1">
          <table:table-cell table:formula="of:=a + d*(CELL(&quot;COL&quot;;[.A8]) + (CELL(&quot;ROW&quot;;[.A8]) - 5)*4 -1)" office:value-type="float" office:value="20">
            <text:p>20</text:p>
          </table:table-cell>
          <table:table-cell table:formula="of:=a + d*(CELL(&quot;COL&quot;;[.B8]) + (CELL(&quot;ROW&quot;;[.B8]) - 5)*4 -1)" office:value-type="float" office:value="21">
            <text:p>21</text:p>
          </table:table-cell>
          <table:table-cell table:formula="of:=a + d*(CELL(&quot;COL&quot;;[.C8]) + (CELL(&quot;ROW&quot;;[.C8]) - 5)*4 -1)" office:value-type="float" office:value="22">
            <text:p>22</text:p>
          </table:table-cell>
          <table:table-cell table:formula="of:=a + d*(CELL(&quot;COL&quot;;[.D8]) + (CELL(&quot;ROW&quot;;[.D8]) - 5)*4 -1)" office:value-type="float" office:value="23">
            <text:p>23</text:p>
          </table:table-cell>
          <table:table-cell/>
          <table:table-cell table:style-name="ce1" table:number-columns-repeated="4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formula="of:=[.A5]" office:value-type="float" office:value="8">
            <text:p>8</text:p>
          </table:table-cell>
          <table:table-cell table:formula="of:=[.C8]" office:value-type="float" office:value="22">
            <text:p>22</text:p>
          </table:table-cell>
          <table:table-cell table:formula="of:=[.B8]" office:value-type="float" office:value="21">
            <text:p>21</text:p>
          </table:table-cell>
          <table:table-cell table:formula="of:=[.D5]" office:value-type="float" office:value="11">
            <text:p>11</text:p>
          </table:table-cell>
          <table:table-cell table:formula="of:=SUM([.A11:.D11])" office:value-type="float" office:value="62">
            <text:p>62</text:p>
          </table:table-cell>
          <table:table-cell table:number-columns-repeated="4"/>
        </table:table-row>
        <table:table-row table:style-name="ro1">
          <table:table-cell table:formula="of:=[.D7]" office:value-type="float" office:value="19">
            <text:p>19</text:p>
          </table:table-cell>
          <table:table-cell table:formula="of:=[.B6]" office:value-type="float" office:value="13">
            <text:p>13</text:p>
          </table:table-cell>
          <table:table-cell table:formula="of:=[.C6]" office:value-type="float" office:value="14">
            <text:p>14</text:p>
          </table:table-cell>
          <table:table-cell table:formula="of:=[.A7]" office:value-type="float" office:value="16">
            <text:p>16</text:p>
          </table:table-cell>
          <table:table-cell table:formula="of:=SUM([.A12:.D12])" office:value-type="float" office:value="62">
            <text:p>62</text:p>
          </table:table-cell>
          <table:table-cell table:number-columns-repeated="4"/>
        </table:table-row>
        <table:table-row table:style-name="ro1">
          <table:table-cell table:formula="of:=[.D6]" office:value-type="float" office:value="15">
            <text:p>15</text:p>
          </table:table-cell>
          <table:table-cell table:formula="of:=[.B7]" office:value-type="float" office:value="17">
            <text:p>17</text:p>
          </table:table-cell>
          <table:table-cell table:formula="of:=[.C7]" office:value-type="float" office:value="18">
            <text:p>18</text:p>
          </table:table-cell>
          <table:table-cell table:formula="of:=[.A6]" office:value-type="float" office:value="12">
            <text:p>12</text:p>
          </table:table-cell>
          <table:table-cell table:formula="of:=SUM([.A13:.D13])" office:value-type="float" office:value="62">
            <text:p>62</text:p>
          </table:table-cell>
          <table:table-cell table:number-columns-repeated="4"/>
        </table:table-row>
        <table:table-row table:style-name="ro1">
          <table:table-cell table:formula="of:=[.A8]" office:value-type="float" office:value="20">
            <text:p>20</text:p>
          </table:table-cell>
          <table:table-cell table:formula="of:=[.C5]" office:value-type="float" office:value="10">
            <text:p>10</text:p>
          </table:table-cell>
          <table:table-cell table:formula="of:=[.B5]" office:value-type="float" office:value="9">
            <text:p>9</text:p>
          </table:table-cell>
          <table:table-cell table:formula="of:=[.D8]" office:value-type="float" office:value="23">
            <text:p>23</text:p>
          </table:table-cell>
          <table:table-cell table:formula="of:=SUM([.A14:.D1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table:formula="of:=SUM([.A11:.A14])" office:value-type="float" office:value="62">
            <text:p>62</text:p>
          </table:table-cell>
          <table:table-cell table:formula="of:=SUM([.B11:.B14])" office:value-type="float" office:value="62">
            <text:p>62</text:p>
          </table:table-cell>
          <table:table-cell table:formula="of:=SUM([.C11:.C14])" office:value-type="float" office:value="62">
            <text:p>62</text:p>
          </table:table-cell>
          <table:table-cell table:formula="of:=SUM([.D11:.D14])" office:value-type="float" office:value="62">
            <text:p>62</text:p>
          </table:table-cell>
          <table:table-cell table:formula="of:=SUM([.A11];[.B12];[.C13];[.D14])" office:value-type="float" office:value="62">
            <text:p>62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"/>
          <table:table-cell table:number-columns-repeated="5"/>
        </table:table-row>
        <table:table-row table:style-name="ro2" table:number-rows-repeated="3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9"/>
        </table:table-row>
        <table:named-expressions>
          <table:named-range table:name="a" table:base-cell-address="$'n=3'.$A$3" table:cell-range-address="$'n=4'.$A$3"/>
          <table:named-range table:name="a_16" table:base-cell-address="$'n=4'.$A$16" table:cell-range-address="$'n=4'.$D$8"/>
          <table:named-range table:name="d" table:base-cell-address="$'n=4'.$A$16" table:cell-range-address="$'n=4'.$B$3"/>
          <table:named-range table:name="s" table:base-cell-address="$'n=4'.$A$16" table:cell-range-address="$'n=4'.$A$1"/>
        </table:named-expressions>
      </table:table>
      <table:table table:name="n=3" table:style-name="ta1">
        <table:table-column table:style-name="co2" table:number-columns-repeated="4" table:default-cell-style-name="Default"/>
        <table:table-row table:style-name="ro1">
          <table:table-cell office:value-type="float" office:value="1026">
            <text:p>1026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1">
          <table:table-cell table:style-name="ce1" table:formula="of:=s_3/3 - 4*d_3" office:value-type="float" office:value="338">
            <text:p>33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table:formula="of:=a_3 + d_3*(CELL(&quot;COL&quot;;[.A5]) -1 + (CELL(&quot;ROW&quot;;[.A5]) - 5)*3)" office:value-type="float" office:value="338">
            <text:p>338</text:p>
          </table:table-cell>
          <table:table-cell table:style-name="ce1" table:formula="of:=a_3 + d_3*(CELL(&quot;COL&quot;;[.B5]) -1 + (CELL(&quot;ROW&quot;;[.B5]) - 5)*3)" office:value-type="float" office:value="339">
            <text:p>339</text:p>
          </table:table-cell>
          <table:table-cell table:style-name="ce1" table:formula="of:=a_3 + d_3*(CELL(&quot;COL&quot;;[.C5]) -1 + (CELL(&quot;ROW&quot;;[.C5]) - 5)*3)" office:value-type="float" office:value="340">
            <text:p>340</text:p>
          </table:table-cell>
          <table:table-cell/>
        </table:table-row>
        <table:table-row table:style-name="ro1">
          <table:table-cell table:style-name="ce1" table:formula="of:=a_3 + d_3*(CELL(&quot;COL&quot;;[.A6]) -1 + (CELL(&quot;ROW&quot;;[.A6]) - 5)*3)" office:value-type="float" office:value="341">
            <text:p>341</text:p>
          </table:table-cell>
          <table:table-cell table:style-name="ce1" table:formula="of:=a_3 + d_3*(CELL(&quot;COL&quot;;[.B6]) -1 + (CELL(&quot;ROW&quot;;[.B6]) - 5)*3)" office:value-type="float" office:value="342">
            <text:p>342</text:p>
          </table:table-cell>
          <table:table-cell table:style-name="ce1" table:formula="of:=a_3 + d_3*(CELL(&quot;COL&quot;;[.C6]) -1 + (CELL(&quot;ROW&quot;;[.C6]) - 5)*3)" office:value-type="float" office:value="343">
            <text:p>343</text:p>
          </table:table-cell>
          <table:table-cell/>
        </table:table-row>
        <table:table-row table:style-name="ro1">
          <table:table-cell table:style-name="ce1" table:formula="of:=a_3 + d_3*(CELL(&quot;COL&quot;;[.A7]) -1 + (CELL(&quot;ROW&quot;;[.A7]) - 5)*3)" office:value-type="float" office:value="344">
            <text:p>344</text:p>
          </table:table-cell>
          <table:table-cell table:style-name="ce1" table:formula="of:=a_3 + d_3*(CELL(&quot;COL&quot;;[.B7]) -1 + (CELL(&quot;ROW&quot;;[.B7]) - 5)*3)" office:value-type="float" office:value="345">
            <text:p>345</text:p>
          </table:table-cell>
          <table:table-cell table:style-name="ce1" table:formula="of:=a_3 + d_3*(CELL(&quot;COL&quot;;[.C7]) -1 + (CELL(&quot;ROW&quot;;[.C7]) - 5)*3)" office:value-type="float" office:value="346">
            <text:p>346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1">
          <table:table-cell table:formula="of:=[.B7]" office:value-type="float" office:value="345">
            <text:p>345</text:p>
          </table:table-cell>
          <table:table-cell table:formula="of:=[.A5]" office:value-type="float" office:value="338">
            <text:p>338</text:p>
          </table:table-cell>
          <table:table-cell table:formula="of:=[.C6]" office:value-type="float" office:value="343">
            <text:p>343</text:p>
          </table:table-cell>
          <table:table-cell table:formula="of:=SUM([.A9:.C9])" office:value-type="float" office:value="1026">
            <text:p>1026</text:p>
          </table:table-cell>
        </table:table-row>
        <table:table-row table:style-name="ro1">
          <table:table-cell table:formula="of:=[.C5]" office:value-type="float" office:value="340">
            <text:p>340</text:p>
          </table:table-cell>
          <table:table-cell table:formula="of:=[.B6]" office:value-type="float" office:value="342">
            <text:p>342</text:p>
          </table:table-cell>
          <table:table-cell table:formula="of:=[.A7]" office:value-type="float" office:value="344">
            <text:p>344</text:p>
          </table:table-cell>
          <table:table-cell table:formula="of:=SUM([.A10:.C10])" office:value-type="float" office:value="1026">
            <text:p>1026</text:p>
          </table:table-cell>
        </table:table-row>
        <table:table-row table:style-name="ro1">
          <table:table-cell table:formula="of:=[.A6]" office:value-type="float" office:value="341">
            <text:p>341</text:p>
          </table:table-cell>
          <table:table-cell table:formula="of:=[.C7]" office:value-type="float" office:value="346">
            <text:p>346</text:p>
          </table:table-cell>
          <table:table-cell table:formula="of:=[.B5]" office:value-type="float" office:value="339">
            <text:p>339</text:p>
          </table:table-cell>
          <table:table-cell table:formula="of:=SUM([.A11:.C11])" office:value-type="float" office:value="1026">
            <text:p>1026</text:p>
          </table:table-cell>
        </table:table-row>
        <table:table-row table:style-name="ro1">
          <table:table-cell table:formula="of:=SUM([.A9:.A11])" office:value-type="float" office:value="1026">
            <text:p>1026</text:p>
          </table:table-cell>
          <table:table-cell table:formula="of:=SUM([.B9:.B11])" office:value-type="float" office:value="1026">
            <text:p>1026</text:p>
          </table:table-cell>
          <table:table-cell table:formula="of:=SUM([.C9:.C11])" office:value-type="float" office:value="1026">
            <text:p>1026</text:p>
          </table:table-cell>
          <table:table-cell table:formula="of:=SUM([.A9];[.B10];[.C11])" office:value-type="float" office:value="1026">
            <text:p>1026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 table:number-columns-repeated="4"/>
        </table:table-row>
        <table:named-expressions>
          <table:named-range table:name="a_3" table:base-cell-address="$'n=3'.$A$3" table:cell-range-address="$'n=3'.$A$3"/>
          <table:named-range table:name="d_3" table:base-cell-address="$'n=3'.$A$1" table:cell-range-address="$'n=3'.$B$3"/>
          <table:named-range table:name="s_3" table:base-cell-address="$'n=3'.$A$1" table:cell-range-address="$'n=3'.$A$1"/>
        </table:named-expressions>
      </table:table>
      <table:table table:name="Sheet3" table:style-name="ta1">
        <table:table-column table:style-name="co2" table:default-cell-style-name="Default"/>
        <table:table-row table:style-name="ro1">
          <table:table-cell office:value-type="float" office:value="18">
            <text:p>1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7-22T02:44:10</meta:creation-date>
    <dc:date>2013-07-22T04:36:46</dc:date>
    <meta:editing-duration>PT10S</meta:editing-duration>
    <meta:editing-cycles>1</meta:editing-cycles>
    <meta:document-statistic meta:table-count="3" meta:cell-count="73" meta:object-count="0"/>
    <meta:generator>LibreOffice/3.5$Linux_X86_64 LibreOffice_project/350m1$Build-2</meta:generator>
  </office:meta>
</office:document-meta>
</file>